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68800008D2E00004F60BAE8AB1092C97E1C.svg" manifest:media-type="image/svg+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201000003AF00000212F9B167186BF9E025.png" manifest:media-type="image/pn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74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</style:style>
    <style:style style:name="pr1" style:family="presentation" style:parent-style-name="Default-notes">
      <style:graphic-properties draw:fill-color="#ffffff" draw:auto-grow-height="true" fo:min-height="13.36cm"/>
    </style:style>
    <style:style style:name="pr2" style:family="presentation" style:parent-style-name="Default1-notes">
      <style:graphic-properties draw:fill-color="#ffffff" draw:auto-grow-height="true" fo:min-height="13.36cm"/>
    </style:style>
    <style:style style:name="pr3" style:family="presentation" style:parent-style-name="Default2-notes">
      <style:graphic-properties draw:fill-color="#ffffff" draw:auto-grow-height="true" fo:min-height="13.36cm"/>
    </style:style>
    <style:style style:name="pr4" style:family="presentation" style:parent-style-name="Default3-notes">
      <style:graphic-properties draw:fill-color="#ffffff" draw:auto-grow-height="true" fo:min-height="13.36cm"/>
    </style:style>
    <style:style style:name="pr5" style:family="presentation" style:parent-style-name="Default4-notes">
      <style:graphic-properties draw:fill-color="#ffffff" draw:auto-grow-height="true" fo:min-height="13.36cm"/>
    </style:style>
    <style:style style:name="pr6" style:family="presentation" style:parent-style-name="Default5-notes">
      <style:graphic-properties draw:fill-color="#ffffff" draw:auto-grow-height="true" fo:min-height="13.36cm"/>
    </style:style>
    <style:style style:name="pr7" style:family="presentation" style:parent-style-name="Default6-notes">
      <style:graphic-properties draw:fill-color="#ffffff" draw:auto-grow-height="true" fo:min-height="13.36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10pt" fo:language="en" fo:country="US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1.27cm" fo:margin-right="0cm" fo:margin-top="0cm" fo:margin-bottom="0cm" fo:text-align="center" fo:text-indent="-1.27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language="en" fo:country="US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language="en" fo:country="US" fo:text-shadow="1pt 1pt" fo:font-weight="bold" style:font-name-asian="Segoe UI" style:font-size-asian="36pt" style:font-weight-asian="bold" style:font-name-complex="Segoe UI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8.5pt" fo:language="en" fo:country="US" fo:text-shadow="1pt 1pt" style:font-name-asian="Segoe UI" style:font-size-asian="8.5pt" style:font-name-complex="Segoe UI" style:font-size-complex="8.5pt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text-properties fo:color="#000000" style:font-name="Segoe UI Semibold" fo:font-size="20pt" fo:text-shadow="none" style:font-size-asian="20pt" style:font-size-complex="20pt"/>
    </style:style>
    <style:style style:name="T1" style:family="text">
      <style:text-properties fo:color="#000000" style:font-name="Segoe UI Semibold" fo:font-size="28pt" fo:language="en" fo:country="US" fo:text-shadow="none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language="en" fo:country="US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24pt" fo:language="en" fo:country="US" fo:text-shadow="none" fo:font-weight="bold" style:font-name-asian="Segoe UI" style:font-size-asian="24pt" style:font-weight-asian="bold" style:font-name-complex="Segoe UI" style:font-size-complex="24pt" style:font-weight-complex="bold"/>
    </style:style>
    <style:style style:name="T4" style:family="text">
      <style:text-properties fo:color="#000000" style:font-name="Segoe UI1" fo:font-size="36pt" fo:language="en" fo:country="US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ffffff" style:font-name="Segoe UI1" fo:font-size="32pt" fo:language="en" fo:country="US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1.2cm" svg:height="3.8cm" svg:x="3.4cm" svg:y="1cm">
          <draw:text-box>
            <text:p text:style-name="P1"><text:span text:style-name="T1">HYMN #380</text:span></text:p>
            <text:p text:style-name="P1"><text:span text:style-name="T2">“</text:span><text:span text:style-name="T2">Hark! The Herald Angels Sing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1" presentation:presentation-page-layout-name="AL1T0">
        <office:forms form:automatic-focus="false" form:apply-design-mode="false"/>
        <draw:frame draw:style-name="gr3" draw:text-style-name="P5" draw:layer="layout" svg:width="21.2cm" svg:height="7.181cm" svg:x="3.2cm" svg:y="0.819cm">
          <draw:text-box>
            <text:p text:style-name="P1"><text:span text:style-name="T3">1.</text:span><text:span text:style-name="T4"> Hark! The herald angels sing,</text:span></text:p>
            <text:p text:style-name="P4"><text:span text:style-name="T4">“</text:span><text:span text:style-name="T4">Glory to the newborn King;</text:span></text:p>
            <text:p text:style-name="P4"><text:span text:style-name="T4">Peace on earth and mercy mild,</text:span></text:p>
            <text:p text:style-name="P4"><text:span text:style-name="T4">God and sinners reconciled!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2" presentation:presentation-page-layout-name="AL1T0">
        <office:forms form:automatic-focus="false" form:apply-design-mode="false"/>
        <draw:frame draw:style-name="gr4" draw:text-style-name="P5" draw:layer="layout" svg:width="21.2cm" svg:height="7.011cm" svg:x="3.2cm" svg:y="0.819cm">
          <draw:text-box>
            <text:p text:style-name="P1"><text:span text:style-name="T4">Joyful, all ye nations, rise,</text:span></text:p>
            <text:p text:style-name="P1"><text:span text:style-name="T4">Join the triumph of the skies;</text:span><text:span text:style-name="T4"><text:line-break/></text:span><text:span text:style-name="T4">With the_angelic host proclaim,</text:span><text:span text:style-name="T4"><text:line-break/></text:span><text:span text:style-name="T4">“Christ is born in Bethlehem!”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Default3">
        <office:forms form:automatic-focus="false" form:apply-design-mode="false"/>
        <draw:frame draw:style-name="gr5" draw:text-style-name="P6" draw:layer="layout" svg:width="22cm" svg:height="4.269cm" svg:x="3.2cm" svg:y="0.931cm">
          <draw:text-box>
            <text:p text:style-name="P1"><text:span text:style-name="T4"><text:s/></text:span><text:span text:style-name="T4">Hark! The herald angels sing,</text:span></text:p>
            <text:p text:style-name="P4"><text:span text:style-name="T4">“</text:span><text:span text:style-name="T4">Glory to the newborn King!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Default4">
        <office:forms form:automatic-focus="false" form:apply-design-mode="false"/>
        <draw:frame draw:style-name="gr6" draw:text-style-name="P7" draw:layer="layout" svg:width="23.8cm" svg:height="8.991cm" svg:x="2.2cm" svg:y="0.809cm">
          <draw:text-box>
            <text:p text:style-name="P4"><text:span text:style-name="T3">2.</text:span><text:span text:style-name="T4"> Christ, by highest heav’n adored,</text:span></text:p>
            <text:p text:style-name="P4"><text:span text:style-name="T4">Christ, the everlasting Lord,</text:span></text:p>
            <text:p text:style-name="P4"><text:span text:style-name="T4">Late in time behold Him come,</text:span></text:p>
            <text:p text:style-name="P4"><text:span text:style-name="T4">Offspring of a virgin’s womb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Default5">
        <office:forms form:automatic-focus="false" form:apply-design-mode="false"/>
        <draw:frame draw:style-name="gr7" draw:text-style-name="P7" draw:layer="layout" svg:width="23.8cm" svg:height="7.191cm" svg:x="2.2cm" svg:y="0.809cm">
          <draw:text-box>
            <text:p text:style-name="P4"><text:span text:style-name="T4">Veiled in flesh the Godhead see,</text:span></text:p>
            <text:p text:style-name="P4"><text:span text:style-name="T4">Hail the_incarnate Deity!</text:span></text:p>
            <text:p text:style-name="P4"><text:span text:style-name="T4">Pleased as Man with man to dwell,</text:span></text:p>
            <text:p text:style-name="P4"><text:span text:style-name="T4">Jesus, our Immanuel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7" draw:style-name="dp6" draw:master-page-name="Default6">
        <office:forms form:automatic-focus="false" form:apply-design-mode="false"/>
        <draw:frame draw:style-name="gr8" draw:text-style-name="P7" draw:layer="layout" svg:width="23cm" svg:height="5.134cm" svg:x="2.8cm" svg:y="0.919cm">
          <draw:text-box>
            <text:p text:style-name="P4"><text:span text:style-name="T4">Hark! The herald angels sing,</text:span></text:p>
            <text:p text:style-name="P4"><text:span text:style-name="T4">“</text:span><text:span text:style-name="T4">Glory to the newborn King!”</text:span></text:p>
            <text:p text:style-name="P8"><text:span text:style-name="T5"/></text:p>
          </draw:text-box>
        </draw:frame>
        <draw:frame draw:style-name="gr9" draw:text-style-name="P9" draw:layer="layout" svg:width="5.2cm" svg:height="2.131cm" svg:x="3cm" svg:y="9.869cm">
          <draw:text-box>
            <text:p><text:span text:style-name="T6"/></text:p>
            <text:p><text:span text:style-name="T6">Public Doma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bstractGreen-background" style:family="presentation">
      <style:graphic-properties draw:stroke="none" draw:fill="bitmap" draw:fill-image-name="background" style:repeat="stretch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 style:shrink-to-fit="tru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orship_25_20template-background" style:display-name="Worship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template-backgroundobjects" style:display-name="Worship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template-notes" style:display-name="Worship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Worship_25_20template-outline1" style:display-name="Worship%20template-outline1" style:family="presentation">
      <style:graphic-properties draw:stroke="none" draw:fill="none" draw:auto-grow-height="false" draw:fit-to-size="shrink-to-fit" style:shrink-to-fit="true">
        <text:list-style style:name="Worship_25_20template-outline1" style:display-name="Worship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outline2" style:display-name="Worship%20template-outline2" style:family="presentation" style:parent-style-name="Worship_25_20templa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orship_25_20template-outline3" style:display-name="Worship%20template-outline3" style:family="presentation" style:parent-style-name="Worship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orship_25_20template-outline4" style:display-name="Worship%20template-outline4" style:family="presentation" style:parent-style-name="Worship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orship_25_20template-outline5" style:display-name="Worship%20template-outline5" style:family="presentation" style:parent-style-name="Worship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orship_25_20template-outline6" style:display-name="Worship%20template-outline6" style:family="presentation" style:parent-style-name="Worship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orship_25_20template-outline7" style:display-name="Worship%20template-outline7" style:family="presentation" style:parent-style-name="Worship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orship_25_20template-outline8" style:display-name="Worship%20template-outline8" style:family="presentation" style:parent-style-name="Worship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orship_25_20template-outline9" style:display-name="Worship%20template-outline9" style:family="presentation" style:parent-style-name="Worship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orship_25_20template-subtitle" style:display-name="Worship%20template-subtitle" style:family="presentation">
      <style:graphic-properties draw:stroke="none" draw:fill="none" draw:textarea-vertical-align="middle">
        <text:list-style style:name="Worship_25_20template-subtitle" style:display-name="Worship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title" style:display-name="Worship%20template-title" style:family="presentation">
      <style:graphic-properties draw:stroke="none" draw:fill="none" draw:textarea-vertical-align="middle">
        <text:list-style style:name="Worship_25_20template-title" style:display-name="Worship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orship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orship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Worship_25_20templat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5" draw:layer="backgroundobjects" svg:width="27.999cm" svg:height="15.75cm" svg:x="0cm" svg:y="0cm">
        <draw:image xlink:href="Pictures/1000068800008D2E00004F60BAE8AB1092C97E1C.svg" xlink:type="simple" xlink:show="embed" xlink:actuate="onLoad" loext:mime-type="image/svg+xml">
          <text:p/>
        </draw:image>
        <draw:image xlink:href="Pictures/10000201000003AF00000212F9B167186BF9E025.png" xlink:type="simple" xlink:show="embed" xlink:actuate="onLoad" loext:mime-type="image/png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orship_25_20template" style:display-name="Worship%20template" style:page-layout-name="PM1" draw:style-name="Mdp1">
      <office:forms form:automatic-focus="false" form:apply-design-mode="false"/>
      <draw:frame presentation:style-name="Worship_25_20template-title" draw:layer="backgroundobjects" svg:width="25.199cm" svg:height="2.63cm" svg:x="1.4cm" svg:y="0.627cm" presentation:class="title" presentation:placeholder="true">
        <draw:text-box/>
      </draw:frame>
      <draw:frame presentation:style-name="Worship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template-title" draw:layer="backgroundobjects" svg:width="13.586cm" svg:height="11.136cm" svg:x="3.705cm" svg:y="2.256cm" presentation:class="page"/>
        <draw:frame presentation:style-name="Worship_25_20template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ymn_25_20template" style:display-name="Hymn%20template" style:page-layout-name="PM1" draw:style-name="Mdp1">
      <office:forms form:automatic-focus="false" form:apply-design-mode="false"/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586cm" svg:height="11.136cm" svg:x="3.705cm" svg:y="2.256cm" presentation:class="page"/>
        <draw:frame presentation:style-name="Hymn_25_20templat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office:forms form:automatic-focus="false" form:apply-design-mode="false"/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1-title" draw:layer="backgroundobjects" svg:width="13.586cm" svg:height="11.136cm" svg:x="3.705cm" svg:y="2.256cm" presentation:class="page"/>
        <draw:frame presentation:style-name="Default1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3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office:forms form:automatic-focus="false" form:apply-design-mode="false"/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2-title" draw:layer="backgroundobjects" svg:width="13.586cm" svg:height="11.136cm" svg:x="3.705cm" svg:y="2.256cm" presentation:class="page"/>
        <draw:frame presentation:style-name="Default2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office:forms form:automatic-focus="false" form:apply-design-mode="false"/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3-title" draw:layer="backgroundobjects" svg:width="13.586cm" svg:height="11.136cm" svg:x="3.705cm" svg:y="2.256cm" presentation:class="page"/>
        <draw:frame presentation:style-name="Default3-notes" draw:layer="backgroundobjects" svg:width="16.799cm" svg:height="13.364cm" svg:x="2.1cm" svg:y="14.106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office:forms form:automatic-focus="false" form:apply-design-mode="false"/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4-title" draw:layer="backgroundobjects" svg:width="13.586cm" svg:height="11.136cm" svg:x="3.705cm" svg:y="2.256cm" presentation:class="page"/>
        <draw:frame presentation:style-name="Default4-notes" draw:layer="backgroundobjects" svg:width="16.799cm" svg:height="13.364cm" svg:x="2.1cm" svg:y="14.106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office:forms form:automatic-focus="false" form:apply-design-mode="false"/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5-title" draw:layer="backgroundobjects" svg:width="13.586cm" svg:height="11.136cm" svg:x="3.705cm" svg:y="2.256cm" presentation:class="page"/>
        <draw:frame presentation:style-name="Default5-notes" draw:layer="backgroundobjects" svg:width="16.799cm" svg:height="13.364cm" svg:x="2.1cm" svg:y="14.106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office:forms form:automatic-focus="false" form:apply-design-mode="false"/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office:forms form:automatic-focus="false" form:apply-design-mode="false"/>
        <draw:page-thumbnail presentation:style-name="Default6-title" draw:layer="backgroundobjects" svg:width="13.586cm" svg:height="11.136cm" svg:x="3.705cm" svg:y="2.256cm" presentation:class="page"/>
        <draw:frame presentation:style-name="Default6-notes" draw:layer="backgroundobjects" svg:width="16.799cm" svg:height="13.364cm" svg:x="2.1cm" svg:y="14.106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09:35:24.076000000</meta:creation-date>
    <meta:editing-duration>P0D</meta:editing-duration>
    <meta:editing-cycles>1</meta:editing-cycles>
    <meta:generator>LibreOffice/6.1.3.2$Windows_X86_64 LibreOffice_project/86daf60bf00efa86ad547e59e09d6bb77c699acb</meta:generator>
    <dc:title>Abstract Green</dc:title>
    <meta:document-statistic meta:object-count="150"/>
    <meta:template xlink:type="simple" xlink:actuate="onRequest" xlink:title="Abstract Green" xlink:href="../../../../Program%20Files/LibreOffice%204/share/template/common/layout/AbstractGreen.otp" meta:date="2014-12-12T09:35:23.202000000"/>
  </office:meta>
</office:document-meta>
</file>